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046E364B0883D5771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2.5in" fo:margin-left="5.1375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875in"/>
    </style:style>
    <style:style style:name="Table2.1" style:family="table-row">
      <style:table-row-properties style:min-row-height="0.2653in"/>
    </style:style>
    <style:style style:name="Table2.A1" style:family="table-cell">
      <style:table-cell-properties fo:padding="0.0201in" fo:border="none"/>
    </style:style>
    <style:style style:name="Table3" style:family="table">
      <style:table-properties style:width="7.6701in" table:align="margins" style:may-break-between-rows="false"/>
    </style:style>
    <style:style style:name="Table3.A" style:family="table-column">
      <style:table-column-properties style:column-width="1.9438in" style:rel-column-width="16608*"/>
    </style:style>
    <style:style style:name="Table3.B" style:family="table-column">
      <style:table-column-properties style:column-width="0.0563in" style:rel-column-width="483*"/>
    </style:style>
    <style:style style:name="Table3.D" style:family="table-column">
      <style:table-column-properties style:column-width="0.0618in" style:rel-column-width="529*"/>
    </style:style>
    <style:style style:name="Table3.E" style:family="table-column">
      <style:table-column-properties style:column-width="1.8201in" style:rel-column-width="15554*"/>
    </style:style>
    <style:style style:name="Table3.F" style:family="table-column">
      <style:table-column-properties style:column-width="0.0611in" style:rel-column-width="524*"/>
    </style:style>
    <style:style style:name="Table3.G" style:family="table-column">
      <style:table-column-properties style:column-width="1.7826in" style:rel-column-width="15229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2556in"/>
    </style:style>
    <style:style style:name="Table3.3" style:family="table-row">
      <style:table-row-properties style:min-row-height="0.2493in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2c6c62" style:font-size-asian="10pt" style:font-size-complex="10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50%"/>
      <style:text-properties fo:font-size="11pt" officeooo:paragraph-rsid="001ac79d" style:font-size-asian="11pt" style:font-size-complex="11pt"/>
    </style:style>
    <style:style style:name="P7" style:family="paragraph" style:parent-style-name="Table_20_Contents">
      <style:text-properties fo:font-size="11pt" officeooo:rsid="000b7f8e" officeooo:paragraph-rsid="001ac79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paragraph-rsid="001ac79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118c83" officeooo:paragraph-rsid="001ac79d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ac79d" style:font-size-asian="11pt" style:font-size-complex="11pt"/>
    </style:style>
    <style:style style:name="P11" style:family="paragraph" style:parent-style-name="Table_20_Contents">
      <style:text-properties fo:font-size="11pt" officeooo:paragraph-rsid="001ac79d" style:font-size-asian="11pt" style:font-size-complex="11pt"/>
    </style:style>
    <style:style style:name="P12" style:family="paragraph" style:parent-style-name="Standard">
      <style:paragraph-properties fo:line-height="150%"/>
      <style:text-properties officeooo:paragraph-rsid="001ac79d"/>
    </style:style>
    <style:style style:name="P13" style:family="paragraph" style:parent-style-name="Standard">
      <style:text-properties officeooo:paragraph-rsid="001ac79d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1929in"/>
        </style:tab-stops>
      </style:paragraph-properties>
      <style:text-properties officeooo:paragraph-rsid="001ac79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</style:style>
    <style:style style:name="T1" style:family="text">
      <style:text-properties style:font-name="Liberation Serif" fo:font-size="10pt" officeooo:rsid="00212f67" style:font-size-asian="10pt" style:font-size-complex="10pt"/>
    </style:style>
    <style:style style:name="T2" style:family="text">
      <style:text-properties officeooo:rsid="0022a238"/>
    </style:style>
    <style:style style:name="T3" style:family="text">
      <style:text-properties officeooo:rsid="001c711a"/>
    </style:style>
    <style:style style:name="T4" style:family="text">
      <style:text-properties fo:font-size="11pt" officeooo:rsid="00243e9e" style:font-size-asian="11pt" style:font-size-complex="11pt"/>
    </style:style>
    <style:style style:name="T5" style:family="text">
      <style:text-properties fo:font-size="11pt" officeooo:rsid="00247d2a" style:font-size-asian="11pt" style:font-size-complex="11pt"/>
    </style:style>
    <style:style style:name="T6" style:family="text">
      <style:text-properties fo:font-size="11pt" fo:font-weight="normal" officeooo:rsid="001134b6" style:font-size-asian="11pt" style:font-weight-asian="normal" style:font-size-complex="11pt" style:font-weight-complex="normal"/>
    </style:style>
    <style:style style:name="T7" style:family="text">
      <style:text-properties officeooo:rsid="00368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record.city"/>
        <text:user-field-decl office:value-type="string" office:string-value="country" text:name="py3o.record.country"/>
        <text:user-field-decl office:value-type="string" office:string-value="mail" text:name="py3o.record.mail"/>
        <text:user-field-decl office:value-type="string" office:string-value="phone" text:name="py3o.record.phone"/>
        <text:user-field-decl office:value-type="string" office:string-value="state" text:name="py3o.record.state"/>
        <text:user-field-decl office:value-type="string" office:string-value="street" text:name="py3o.record.street"/>
        <text:user-field-decl office:value-type="string" office:string-value="street1" text:name="py3o.record.street1"/>
        <text:user-field-decl office:value-type="string" office:string-value="website" text:name="py3o.record.website"/>
        <text:user-field-decl office:value-type="string" office:string-value="code" text:name="py3o.record.code"/>
        <text:user-field-decl office:value-type="string" office:string-value="date" text:name="py3o.record.date"/>
        <text:user-field-decl office:value-type="string" office:string-value="ref" text:name="py3o.record.ref"/>
        <text:user-field-decl office:value-type="string" office:string-value="label" text:name="py3o.line.p_ref"/>
        <text:user-field-decl office:value-type="string" office:string-value="amount" text:name="py3o.line.amount"/>
        <text:user-field-decl office:value-type="string" office:string-value="currency" text:name="py3o.record.currency"/>
        <text:user-field-decl office:value-type="string" office:string-value="total" text:name="py3o.record.total"/>
      </text:user-field-decls>
      <text:p text:style-name="P14"><text:a xlink:type="simple" xlink:href="py3o://for=%22record%20in%20records%22" text:style-name="Internet_20_link" text:visited-style-name="Visited_20_Internet_20_Link"><text:span text:style-name="T1">for="record in records"</text:span>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Vr. No :</text:p>
          </table:table-cell>
          <table:table-cell table:style-name="Table2.A1" office:value-type="string">
            <text:p text:style-name="P11"><text:user-field-get text:name="py3o.record.code">code</text:user-field-get></text:p>
          </table:table-cell>
        </table:table-row>
        <table:table-row>
          <table:table-cell table:style-name="Table2.A1" office:value-type="string">
            <text:p text:style-name="P7">Date <text:s text:c="3"/>:</text:p>
          </table:table-cell>
          <table:table-cell table:style-name="Table2.A1" office:value-type="string">
            <text:p text:style-name="P11"><text:user-field-get text:name="py3o.record.date">date</text:user-field-get></text:p>
          </table:table-cell>
        </table:table-row>
      </table:table>
      <text:p text:style-name="P6"/>
      <text:p text:style-name="P6">Received from <text:user-field-get text:name="py3o.record.ref">ref</text:user-field-get></text:p>
      <text:p text:style-name="P12"><text:a xlink:type="simple" xlink:href="py3o://for=%22line%20in%20record.lines%22" text:style-name="Internet_20_link" text:visited-style-name="Visited_20_Internet_20_Link"><text:span text:style-name="T4">for="line in record.lines"</text:span></text:a></text:p>
      <text:p text:style-name="P6">Being for the advance payment of <text:s/><text:user-field-get text:name="py3o.line.p_ref">label</text:user-field-get>. The sum amount of <text:user-field-get text:name="py3o.line.amount">amount</text:user-field-get><text:user-field-get text:name="py3o.record.currency">currency</text:user-field-get>.</text:p>
      <text:p text:style-name="P12"><text:a xlink:type="simple" xlink:href="py3o:///for" text:style-name="Internet_20_link" text:visited-style-name="Visited_20_Internet_20_Link"><text:span text:style-name="T6">/for</text:span></text:a></text:p>
      <text:p text:style-name="P6"><text:span text:style-name="T7">Total Amount-</text:span> <text:user-field-get text:name="py3o.record.total">total</text:user-field-get><text:s/></text:p>
      <text:p text:style-name="P12"><text:a xlink:type="simple" xlink:href="py3o:///for" text:style-name="Internet_20_link" text:visited-style-name="Visited_20_Internet_20_Link"><text:span text:style-name="T5">/for</text:span></text:a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8"><draw:line text:anchor-type="paragraph" draw:z-index="4" draw:name="Horizontal line 5" draw:style-name="gr1" draw:text-style-name="P15" svg:x1="4.4819in" svg:y1="0.7665in" svg:x2="5.752in" svg:y2="0.7665in"><text:p/></draw:line><draw:line text:anchor-type="paragraph" draw:z-index="6" draw:name="Horizontal line 7" draw:style-name="gr1" draw:text-style-name="P15" svg:x1="6.3783in" svg:y1="0.7654in" svg:x2="7.6575in" svg:y2="0.7654in"><text:p/></draw:line><draw:line text:anchor-type="paragraph" draw:z-index="7" draw:name="Horizontal line 8" draw:style-name="gr1" draw:text-style-name="P15" svg:x1="6.3591in" svg:y1="0.5063in" svg:x2="7.6626in" svg:y2="0.5098in"><text:p/></draw:line><draw:line text:anchor-type="paragraph" draw:z-index="5" draw:name="Horizontal line 6" draw:style-name="gr1" draw:text-style-name="P15" svg:x1="4.4953in" svg:y1="0.5319in" svg:x2="5.7524in" svg:y2="0.5319in"><text:p/></draw:line>Pai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Receive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Checke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Approved by</text:p>
          </table:table-cell>
        </table:table-row>
        <table:table-row table:style-name="Table3.2">
          <table:table-cell table:style-name="Table3.A1" office:value-type="string">
            <text:p text:style-name="P9"><draw:line text:anchor-type="paragraph" draw:z-index="1" draw:name="Horizontal line 1" draw:style-name="gr2" draw:text-style-name="P15" svg:x1="0.4917in" svg:y1="0.2075in" svg:x2="1.8236in" svg:y2="0.2075in"><text:p text:style-name="P16">C</text:p></draw:line><draw:line text:anchor-type="paragraph" draw:z-index="2" draw:name="Horizontal line 2" draw:style-name="gr1" draw:text-style-name="P15" svg:x1="0.4965in" svg:y1="0.452in" svg:x2="1.852in" svg:y2="0.45in"><text:p/></draw:line><draw:line text:anchor-type="paragraph" draw:z-index="9" draw:name="Horizontal line 3" draw:style-name="gr2" draw:text-style-name="P15" svg:x1="2.5134in" svg:y1="0.1965in" svg:x2="3.8433in" svg:y2="0.1965in"><text:p text:style-name="P16">C</text:p></draw:line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</table:table-row>
        <table:table-row table:style-name="Table3.3">
          <table:table-cell table:style-name="Table3.A1" office:value-type="string">
            <text:p text:style-name="P9"><draw:line text:anchor-type="paragraph" draw:z-index="3" draw:name="Horizontal line 4" draw:style-name="gr1" draw:text-style-name="P15" svg:x1="2.5508in" svg:y1="0.1945in" svg:x2="3.8433in" svg:y2="0.1945in"><text:p/></draw:line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</table:table-row>
        <table:table-row table:style-name="Table3.3">
          <table:table-cell table:style-name="Table3.A1" office:value-type="string">
            <text:p text:style-name="P9"><draw:line text:anchor-type="paragraph" draw:z-index="8" draw:name="Horizontal line 9" draw:style-name="gr1" draw:text-style-name="P15" svg:x1="0.8528in" svg:y1="0.189in" svg:x2="1.8244in" svg:y2="0.189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0" draw:name="Horizontal line 10" draw:style-name="gr1" draw:text-style-name="P15" svg:x1="0.8535in" svg:y1="0.1661in" svg:x2="1.8606in" svg:y2="0.1661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1" draw:name="Horizontal line 11" draw:style-name="gr1" draw:text-style-name="P15" svg:x1="0.8484in" svg:y1="0.1654in" svg:x2="1.7457in" svg:y2="0.1654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2" draw:name="Horizontal line 12" draw:style-name="gr1" draw:text-style-name="P15" svg:x1="0.8602in" svg:y1="0.1736in" svg:x2="1.7665in" svg:y2="0.1673in"><text:p/></draw:line>Designation :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6701in" table:align="margins"/>
    </style:style>
    <style:style style:name="Table1.A" style:family="table-column">
      <style:table-column-properties style:column-width="2.834in" style:rel-column-width="24213*"/>
    </style:style>
    <style:style style:name="Table1.B" style:family="table-column">
      <style:table-column-properties style:column-width="2.2792in" style:rel-column-width="19474*"/>
    </style:style>
    <style:style style:name="Table1.C" style:family="table-column">
      <style:table-column-properties style:column-width="2.5569in" style:rel-column-width="2184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M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2c6c62" style:font-size-asian="10pt" style:font-size-complex="10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M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M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MT1" style:family="text">
      <style:text-properties style:font-name="Liberation Serif" fo:font-size="10pt" officeooo:rsid="00212f67" style:font-size-asian="10pt" style:font-size-complex="10pt"/>
    </style:style>
    <style:style style:name="MT2" style:family="text">
      <style:text-properties officeooo:rsid="0022a238"/>
    </style:style>
    <style:style style:name="MT3" style:family="text">
      <style:text-properties officeooo:rsid="001c711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8in" fo:margin-bottom="0.2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ity" text:name="py3o.record.city"/>
          <text:user-field-decl office:value-type="string" office:string-value="country" text:name="py3o.record.country"/>
          <text:user-field-decl office:value-type="string" office:string-value="mail" text:name="py3o.record.mail"/>
          <text:user-field-decl office:value-type="string" office:string-value="phone" text:name="py3o.record.phone"/>
          <text:user-field-decl office:value-type="string" office:string-value="state" text:name="py3o.record.state"/>
          <text:user-field-decl office:value-type="string" office:string-value="street" text:name="py3o.record.street"/>
          <text:user-field-decl office:value-type="string" office:string-value="street1" text:name="py3o.record.street1"/>
          <text:user-field-decl office:value-type="string" office:string-value="website" text:name="py3o.record.website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columns-spanned="3" office:value-type="string">
              <text:p text:style-name="MP1"><text:a xlink:type="simple" xlink:href="py3o://for=%22record%20in%20records%22" text:style-name="Internet_20_link" text:visited-style-name="Visited_20_Internet_20_Link"><text:span text:style-name="MT1">for="record in records"</text:span></text:a></text:p>
            </table:table-cell>
            <table:covered-table-cell/>
            <table:covered-table-cell/>
          </table:table-row>
          <table:table-row>
            <table:table-cell table:style-name="Table1.A1" table:number-columns-spanned="3" office:value-type="string">
              <text:p text:style-name="MP2">Head Office : <text:user-field-get text:name="py3o.record.street">street</text:user-field-get><text:s/><text:user-field-get text:name="py3o.record.street1">street1</text:user-field-get><text:s/><text:user-field-get text:name="py3o.record.city">city</text:user-field-get><text:s/><text:user-field-get text:name="py3o.record.state">state</text:user-field-get>, <text:user-field-get text:name="py3o.record.country">country</text:user-field-get>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MP3">Tel: <text:s/><text:user-field-get text:name="py3o.record.phone">phone</text:user-field-get></text:p>
            </table:table-cell>
            <table:table-cell table:style-name="Table1.A1" office:value-type="string">
              <text:p text:style-name="MP3"><draw:frame draw:style-name="Mfr1" draw:name="Image1" text:anchor-type="char" svg:x="-0.489in" svg:y="-0.789in" svg:width="3.0134in" svg:height="0.4665in" draw:z-index="0"><draw:image xlink:href="Pictures/10000001000001C400000046E364B0883D577116.png" xlink:type="simple" xlink:show="embed" xlink:actuate="onLoad" draw:mime-type="image/png"/></draw:frame>Email: <text:s/><text:user-field-get text:name="py3o.record.mail">mail</text:user-field-get></text:p>
            </table:table-cell>
            <table:table-cell table:style-name="Table1.A1" office:value-type="string">
              <text:p text:style-name="MP3">Website: <text:user-field-get text:name="py3o.record.website">website</text:user-field-get></text:p>
            </table:table-cell>
          </table:table-row>
          <table:table-row>
            <table:table-cell table:style-name="Table1.A1" table:number-columns-spanned="3" office:value-type="string">
              <text:p text:style-name="MP1"><text:a xlink:type="simple" xlink:href="py3o:///for" text:style-name="Internet_20_link" text:visited-style-name="Visited_20_Internet_20_Link"><text:span text:style-name="MT1">/for</text:span></text:a></text:p>
            </table:table-cell>
            <table:covered-table-cell/>
            <table:covered-table-cell/>
          </table:table-row>
        </table:table>
        <text:p text:style-name="MP4"/>
        <text:p text:style-name="MP4">Finance and Account Department</text:p>
        <text:p text:style-name="MP5"><text:span text:style-name="MT2">Advance</text:span> <text:span text:style-name="MT3">Paymen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1:30:57.948000000</meta:creation-date>
    <dc:date>2023-08-23T15:29:46.654000000</dc:date>
    <meta:editing-duration>PT6H9M22S</meta:editing-duration>
    <meta:editing-cycles>32</meta:editing-cycles>
    <meta:generator>LibreOffice/7.5.5.2$Windows_X86_64 LibreOffice_project/ca8fe7424262805f223b9a2334bc7181abbcbf5e</meta:generator>
    <meta:document-statistic meta:table-count="3" meta:image-count="1" meta:object-count="0" meta:page-count="1" meta:paragraph-count="35" meta:word-count="89" meta:character-count="506" meta:non-whitespace-character-count="430"/>
  </office:meta>
</office:document-meta>
</file>